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7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etnia</text:p>
          </table:table-cell>
          <table:table-cell office:value-type="string">
            <text:p>genere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string">
            <text:p>Vittor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arino</text:p>
          </table:table-cell>
          <table:table-cell office:value-type="string">
            <text:p>Matild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Fabbro</text:p>
          </table:table-cell>
          <table:table-cell office:value-type="string">
            <text:p>Marcel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deoye</text:p>
          </table:table-cell>
          <table:table-cell office:value-type="string">
            <text:p>Alexand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amau</text:p>
          </table:table-cell>
          <table:table-cell office:value-type="string">
            <text:p>Hannah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Nwafor</text:p>
          </table:table-cell>
          <table:table-cell office:value-type="string">
            <text:p>Alexand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hmed</text:p>
          </table:table-cell>
          <table:table-cell office:value-type="string">
            <text:p>Etha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inaldi</text:p>
          </table:table-cell>
          <table:table-cell office:value-type="string">
            <text:p>Filipp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Zouaghi</text:p>
          </table:table-cell>
          <table:table-cell office:value-type="string">
            <text:p>Suleim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ossi</text:p>
          </table:table-cell>
          <table:table-cell office:value-type="string">
            <text:p>Iris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randi</text:p>
          </table:table-cell>
          <table:table-cell office:value-type="string">
            <text:p>Emm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Russo</text:p>
          </table:table-cell>
          <table:table-cell office:value-type="string">
            <text:p>Auro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ayt</text:p>
          </table:table-cell>
          <table:table-cell office:value-type="string">
            <text:p>Malak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Biondi</text:p>
          </table:table-cell>
          <table:table-cell office:value-type="string">
            <text:p>Tommas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akuru</text:p>
          </table:table-cell>
          <table:table-cell office:value-type="string">
            <text:p>Elois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Khalifa</text:p>
          </table:table-cell>
          <table:table-cell office:value-type="string">
            <text:p>Rihann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aoui</text:p>
          </table:table-cell>
          <table:table-cell office:value-type="string">
            <text:p>Ahm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lSayed</text:p>
          </table:table-cell>
          <table:table-cell office:value-type="string">
            <text:p>Fati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uthoni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Cooper</text:p>
          </table:table-cell>
          <table:table-cell office:value-type="string">
            <text:p>Abigail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ayt</text:p>
          </table:table-cell>
          <table:table-cell office:value-type="string">
            <text:p>Ibrah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Njoroge</text:p>
          </table:table-cell>
          <table:table-cell office:value-type="string">
            <text:p>Margaret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riosto</text:p>
          </table:table-cell>
          <table:table-cell office:value-type="string">
            <text:p>Dan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izzi</text:p>
          </table:table-cell>
          <table:table-cell office:value-type="string">
            <text:p>Andr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Rusconi</text:p>
          </table:table-cell>
          <table:table-cell office:value-type="string">
            <text:p>Tancredi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chiavone</text:p>
          </table:table-cell>
          <table:table-cell office:value-type="string">
            <text:p>Luc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iordano</text:p>
          </table:table-cell>
          <table:table-cell office:value-type="string">
            <text:p>Ludov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ertacchini</text:p>
          </table:table-cell>
          <table:table-cell office:value-type="string">
            <text:p>Leon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iuliani</text:p>
          </table:table-cell>
          <table:table-cell office:value-type="string">
            <text:p>Jess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iller</text:p>
          </table:table-cell>
          <table:table-cell office:value-type="string">
            <text:p>Elizabeth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uerra</text:p>
          </table:table-cell>
          <table:table-cell office:value-type="string">
            <text:p>Auro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Tahiri</text:p>
          </table:table-cell>
          <table:table-cell office:value-type="string">
            <text:p>Khali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Yoruba</text:p>
          </table:table-cell>
          <table:table-cell office:value-type="string">
            <text:p>Charle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atti</text:p>
          </table:table-cell>
          <table:table-cell office:value-type="string">
            <text:p>Giorg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urino</text:p>
          </table:table-cell>
          <table:table-cell office:value-type="string">
            <text:p>Gui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pinazzola</text:p>
          </table:table-cell>
          <table:table-cell office:value-type="string">
            <text:p>Giacom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Kaya</text:p>
          </table:table-cell>
          <table:table-cell office:value-type="string">
            <text:p>Is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harnati</text:p>
          </table:table-cell>
          <table:table-cell office:value-type="string">
            <text:p>Yusuf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Wambui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arcia</text:p>
          </table:table-cell>
          <table:table-cell office:value-type="string">
            <text:p>Nicol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arini</text:p>
          </table:table-cell>
          <table:table-cell office:value-type="string">
            <text:p>Est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rimaldi</text:p>
          </table:table-cell>
          <table:table-cell office:value-type="string">
            <text:p>Gelsom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scoli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Igbo</text:p>
          </table:table-cell>
          <table:table-cell office:value-type="string">
            <text:p>Isl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Yafldafz</text:p>
          </table:table-cell>
          <table:table-cell office:value-type="string">
            <text:p>Karee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icci</text:p>
          </table:table-cell>
          <table:table-cell office:value-type="string">
            <text:p>Ludov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Battiferro</text:p>
          </table:table-cell>
          <table:table-cell office:value-type="string">
            <text:p>Da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bengue</text:p>
          </table:table-cell>
          <table:table-cell office:value-type="string">
            <text:p>Av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Yaflmaz</text:p>
          </table:table-cell>
          <table:table-cell office:value-type="string">
            <text:p>Ayyub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Igbinedion</text:p>
          </table:table-cell>
          <table:table-cell office:value-type="string">
            <text:p>Wyatt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yodele</text:p>
          </table:table-cell>
          <table:table-cell office:value-type="string">
            <text:p>Josep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nfredi</text:p>
          </table:table-cell>
          <table:table-cell office:value-type="string">
            <text:p>Gabrie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Ouyahia</text:p>
          </table:table-cell>
          <table:table-cell office:value-type="string">
            <text:p>Yasmin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Hashemi</text:p>
          </table:table-cell>
          <table:table-cell office:value-type="string">
            <text:p>Wale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Johnson</text:p>
          </table:table-cell>
          <table:table-cell office:value-type="string">
            <text:p>Amel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Rossi</text:p>
          </table:table-cell>
          <table:table-cell office:value-type="string">
            <text:p>Sof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Isabell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Idir</text:p>
          </table:table-cell>
          <table:table-cell office:value-type="string">
            <text:p>Mus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ensalah</text:p>
          </table:table-cell>
          <table:table-cell office:value-type="string">
            <text:p>Latif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Chaoui</text:p>
          </table:table-cell>
          <table:table-cell office:value-type="string">
            <text:p>Hussei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shShaher</text:p>
          </table:table-cell>
          <table:table-cell office:value-type="string">
            <text:p>Sar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Zulu</text:p>
          </table:table-cell>
          <table:table-cell office:value-type="string">
            <text:p>Charlott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Harbi</text:p>
          </table:table-cell>
          <table:table-cell office:value-type="string">
            <text:p>Kari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Hausa</text:p>
          </table:table-cell>
          <table:table-cell office:value-type="string">
            <text:p>Michael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Ofori</text:p>
          </table:table-cell>
          <table:table-cell office:value-type="string">
            <text:p>Emm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wangi</text:p>
          </table:table-cell>
          <table:table-cell office:value-type="string">
            <text:p>Hele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Farnese</text:p>
          </table:table-cell>
          <table:table-cell office:value-type="string">
            <text:p>Ele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Scarpa</text:p>
          </table:table-cell>
          <table:table-cell office:value-type="string">
            <text:p>Giovanni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usso</text:p>
          </table:table-cell>
          <table:table-cell office:value-type="string">
            <text:p>Fiordaliso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entile</text:p>
          </table:table-cell>
          <table:table-cell office:value-type="string">
            <text:p>Aless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Williams</text:p>
          </table:table-cell>
          <table:table-cell office:value-type="string">
            <text:p>Soph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Scialabba</text:p>
          </table:table-cell>
          <table:table-cell office:value-type="string">
            <text:p>Andr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Ferrari</text:p>
          </table:table-cell>
          <table:table-cell office:value-type="string">
            <text:p>Giu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Deniz</text:p>
          </table:table-cell>
          <table:table-cell office:value-type="string">
            <text:p>J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El Kettani</text:p>
          </table:table-cell>
          <table:table-cell office:value-type="string">
            <text:p>Ada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reco</text:p>
          </table:table-cell>
          <table:table-cell office:value-type="string">
            <text:p>Demet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debayo</text:p>
          </table:table-cell>
          <table:table-cell office:value-type="string">
            <text:p>Christoph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urner</text:p>
          </table:table-cell>
          <table:table-cell office:value-type="string">
            <text:p>Eleanor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Kente</text:p>
          </table:table-cell>
          <table:table-cell office:value-type="string">
            <text:p>Oliv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elkacem</text:p>
          </table:table-cell>
          <table:table-cell office:value-type="string">
            <text:p>Ghali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Ajmi</text:p>
          </table:table-cell>
          <table:table-cell office:value-type="string">
            <text:p>Dal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bdellah</text:p>
          </table:table-cell>
          <table:table-cell office:value-type="string">
            <text:p>Le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string">
            <text:p>Gideo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zahin</text:p>
          </table:table-cell>
          <table:table-cell office:value-type="string">
            <text:p>Zakariy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Oduor</text:p>
          </table:table-cell>
          <table:table-cell office:value-type="string">
            <text:p>Juniper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ontani</text:p>
          </table:table-cell>
          <table:table-cell office:value-type="string">
            <text:p>Rebec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Fassi</text:p>
          </table:table-cell>
          <table:table-cell office:value-type="string">
            <text:p>Ali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lAlawi</text:p>
          </table:table-cell>
          <table:table-cell office:value-type="string">
            <text:p>Amin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kinwale</text:p>
          </table:table-cell>
          <table:table-cell office:value-type="string">
            <text:p>David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Ibe</text:p>
          </table:table-cell>
          <table:table-cell office:value-type="string">
            <text:p>Naomi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rassi</text:p>
          </table:table-cell>
          <table:table-cell office:value-type="string">
            <text:p>Sarah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Fiore</text:p>
          </table:table-cell>
          <table:table-cell office:value-type="string">
            <text:p>Ros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Tanane</text:p>
          </table:table-cell>
          <table:table-cell office:value-type="string">
            <text:p>Dawoo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Demir</text:p>
          </table:table-cell>
          <table:table-cell office:value-type="string">
            <text:p>Yahy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atti</text:p>
          </table:table-cell>
          <table:table-cell office:value-type="string">
            <text:p>Matte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Catalano</text:p>
          </table:table-cell>
          <table:table-cell office:value-type="string">
            <text:p>Afrodit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Yafldafrafm</text:p>
          </table:table-cell>
          <table:table-cell office:value-type="string">
            <text:p>Ami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Freeman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azzoni</text:p>
          </table:table-cell>
          <table:table-cell office:value-type="string">
            <text:p>An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Romano</text:p>
          </table:table-cell>
          <table:table-cell office:value-type="string">
            <text:p>Ali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bate</text:p>
          </table:table-cell>
          <table:table-cell office:value-type="string">
            <text:p>Samu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riotti</text:p>
          </table:table-cell>
          <table:table-cell office:value-type="string">
            <text:p>Penelop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rizzi</text:p>
          </table:table-cell>
          <table:table-cell office:value-type="string">
            <text:p>Ethan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Ogunwusi</text:p>
          </table:table-cell>
          <table:table-cell office:value-type="string">
            <text:p>Theodore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ncini</text:p>
          </table:table-cell>
          <table:table-cell office:value-type="string">
            <text:p>An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Ghilarducci</text:p>
          </table:table-cell>
          <table:table-cell office:value-type="string">
            <text:p>Frances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Rambaldi</text:p>
          </table:table-cell>
          <table:table-cell office:value-type="string">
            <text:p>Lorenz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rtinez</text:p>
          </table:table-cell>
          <table:table-cell office:value-type="string">
            <text:p>Chia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Walker</text:p>
          </table:table-cell>
          <table:table-cell office:value-type="string">
            <text:p>Nor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okrani</text:p>
          </table:table-cell>
          <table:table-cell office:value-type="string">
            <text:p>Sal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ayat</text:p>
          </table:table-cell>
          <table:table-cell office:value-type="string">
            <text:p>Nade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ikuyu</text:p>
          </table:table-cell>
          <table:table-cell office:value-type="string">
            <text:p>Adelin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Eldoret</text:p>
          </table:table-cell>
          <table:table-cell office:value-type="string">
            <text:p>Frey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iovannini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rslan</text:p>
          </table:table-cell>
          <table:table-cell office:value-type="string">
            <text:p>Hak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Douiri</text:p>
          </table:table-cell>
          <table:table-cell office:value-type="string">
            <text:p>Hass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ertoni</text:p>
          </table:table-cell>
          <table:table-cell office:value-type="string">
            <text:p>Damian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rabi</text:p>
          </table:table-cell>
          <table:table-cell office:value-type="string">
            <text:p>Adar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ydafn</text:p>
          </table:table-cell>
          <table:table-cell office:value-type="string">
            <text:p>Kar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Oulmi</text:p>
          </table:table-cell>
          <table:table-cell office:value-type="string">
            <text:p>Jannat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Ibrahim</text:p>
          </table:table-cell>
          <table:table-cell office:value-type="string">
            <text:p>Ash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ombasa</text:p>
          </table:table-cell>
          <table:table-cell office:value-type="string">
            <text:p>Brynle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enani</text:p>
          </table:table-cell>
          <table:table-cell office:value-type="string">
            <text:p>Jam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affei</text:p>
          </table:table-cell>
          <table:table-cell office:value-type="string">
            <text:p>Mar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Williams</text:p>
          </table:table-cell>
          <table:table-cell office:value-type="string">
            <text:p>Henry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gbasi</text:p>
          </table:table-cell>
          <table:table-cell office:value-type="string">
            <text:p>Benjami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zzdemir</text:p>
          </table:table-cell>
          <table:table-cell office:value-type="string">
            <text:p>Ami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alenjin</text:p>
          </table:table-cell>
          <table:table-cell office:value-type="string">
            <text:p>Astrid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Garissa</text:p>
          </table:table-cell>
          <table:table-cell office:value-type="string">
            <text:p>Harlow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Masri</text:p>
          </table:table-cell>
          <table:table-cell office:value-type="string">
            <text:p>Aish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Cir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Usman</text:p>
          </table:table-cell>
          <table:table-cell office:value-type="string">
            <text:p>Fin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melik</text:p>
          </table:table-cell>
          <table:table-cell office:value-type="string">
            <text:p>Muhamm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ngelini</text:p>
          </table:table-cell>
          <table:table-cell office:value-type="string">
            <text:p>Albert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Doalan</text:p>
          </table:table-cell>
          <table:table-cell office:value-type="string">
            <text:p>Rashi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Kano</text:p>
          </table:table-cell>
          <table:table-cell office:value-type="string">
            <text:p>Kai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string">
            <text:p>Noa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Chege</text:p>
          </table:table-cell>
          <table:table-cell office:value-type="string">
            <text:p>Hazel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Raimondi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Luhya</text:p>
          </table:table-cell>
          <table:table-cell office:value-type="string">
            <text:p>Bianc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sposito</text:p>
          </table:table-cell>
          <table:table-cell office:value-type="string">
            <text:p>Ginev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mato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antoro</text:p>
          </table:table-cell>
          <table:table-cell office:value-type="string">
            <text:p>Tommas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erkani</text:p>
          </table:table-cell>
          <table:table-cell office:value-type="string">
            <text:p>Ha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lberti</text:p>
          </table:table-cell>
          <table:table-cell office:value-type="string">
            <text:p>Robert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bdellah</text:p>
          </table:table-cell>
          <table:table-cell office:value-type="string">
            <text:p>Ibrah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azouzi</text:p>
          </table:table-cell>
          <table:table-cell office:value-type="string">
            <text:p>Iman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ori</text:p>
          </table:table-cell>
          <table:table-cell office:value-type="string">
            <text:p>Raffae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Bellini</text:p>
          </table:table-cell>
          <table:table-cell office:value-type="string">
            <text:p>Nicol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Ziane</text:p>
          </table:table-cell>
          <table:table-cell office:value-type="string">
            <text:p>Khadij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Turhan</text:p>
          </table:table-cell>
          <table:table-cell office:value-type="string">
            <text:p>Bad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agliardi</text:p>
          </table:table-cell>
          <table:table-cell office:value-type="string">
            <text:p>Sof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gengo</text:p>
          </table:table-cell>
          <table:table-cell office:value-type="string">
            <text:p>Emil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Romita</text:p>
          </table:table-cell>
          <table:table-cell office:value-type="string">
            <text:p>En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Onyango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Bianchi</text:p>
          </table:table-cell>
          <table:table-cell office:value-type="string">
            <text:p>Beatri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Qahtani</text:p>
          </table:table-cell>
          <table:table-cell office:value-type="string">
            <text:p>Bibi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Soria</text:p>
          </table:table-cell>
          <table:table-cell office:value-type="string">
            <text:p>Gabr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ssimi</text:p>
          </table:table-cell>
          <table:table-cell office:value-type="string">
            <text:p>Cassand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Chahrifi</text:p>
          </table:table-cell>
          <table:table-cell office:value-type="string">
            <text:p>Hib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Danladi</text:p>
          </table:table-cell>
          <table:table-cell office:value-type="string">
            <text:p>Caleb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zztayrk</text:p>
          </table:table-cell>
          <table:table-cell office:value-type="string">
            <text:p>Nad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mazigh</text:p>
          </table:table-cell>
          <table:table-cell office:value-type="string">
            <text:p>Ismail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Rafsanjani</text:p>
          </table:table-cell>
          <table:table-cell office:value-type="string">
            <text:p>Yame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Gayl</text:p>
          </table:table-cell>
          <table:table-cell office:value-type="string">
            <text:p>Faris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aidi</text:p>
          </table:table-cell>
          <table:table-cell office:value-type="string">
            <text:p>Ghad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buja</text:p>
          </table:table-cell>
          <table:table-cell office:value-type="string">
            <text:p>Jasp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ollani</text:p>
          </table:table-cell>
          <table:table-cell office:value-type="string">
            <text:p>Daniel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Drissi</text:p>
          </table:table-cell>
          <table:table-cell office:value-type="string">
            <text:p>Noor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Rizzato</text:p>
          </table:table-cell>
          <table:table-cell office:value-type="string">
            <text:p>David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orrentino</text:p>
          </table:table-cell>
          <table:table-cell office:value-type="string">
            <text:p>Edo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iunta</text:p>
          </table:table-cell>
          <table:table-cell office:value-type="string">
            <text:p>Lorenz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quarcione</text:p>
          </table:table-cell>
          <table:table-cell office:value-type="string">
            <text:p>Dan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ellucci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otondi</text:p>
          </table:table-cell>
          <table:table-cell office:value-type="string">
            <text:p>Gabr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ilva</text:p>
          </table:table-cell>
          <table:table-cell office:value-type="string">
            <text:p>Matti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padafora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Gallo</text:p>
          </table:table-cell>
          <table:table-cell office:value-type="string">
            <text:p>Elis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Ibadan</text:p>
          </table:table-cell>
          <table:table-cell office:value-type="string">
            <text:p>Sila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uleiman</text:p>
          </table:table-cell>
          <table:table-cell office:value-type="string">
            <text:p>Ezra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cquaviva</text:p>
          </table:table-cell>
          <table:table-cell office:value-type="string">
            <text:p>Car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olteni</text:p>
          </table:table-cell>
          <table:table-cell office:value-type="string">
            <text:p>Sa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minu</text:p>
          </table:table-cell>
          <table:table-cell office:value-type="string">
            <text:p>Elija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pagnolo</text:p>
          </table:table-cell>
          <table:table-cell office:value-type="string">
            <text:p>Pao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onti</text:p>
          </table:table-cell>
          <table:table-cell office:value-type="string">
            <text:p>Mart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nastasia</text:p>
          </table:table-cell>
          <table:table-cell office:value-type="string">
            <text:p>Emanu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Luo</text:p>
          </table:table-cell>
          <table:table-cell office:value-type="string">
            <text:p>Mar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kello</text:p>
          </table:table-cell>
          <table:table-cell office:value-type="string">
            <text:p>Charlott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iovannini</text:p>
          </table:table-cell>
          <table:table-cell office:value-type="string">
            <text:p>Margherit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artelli</text:p>
          </table:table-cell>
          <table:table-cell office:value-type="string">
            <text:p>Valent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lavi</text:p>
          </table:table-cell>
          <table:table-cell office:value-type="string">
            <text:p>Malek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ello</text:p>
          </table:table-cell>
          <table:table-cell office:value-type="string">
            <text:p>Robert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asile</text:p>
          </table:table-cell>
          <table:table-cell office:value-type="string">
            <text:p>Artemid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Kisumu</text:p>
          </table:table-cell>
          <table:table-cell office:value-type="string">
            <text:p>Cor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Onyema</text:p>
          </table:table-cell>
          <table:table-cell office:value-type="string">
            <text:p>Josephin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Otieno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i</text:p>
          </table:table-cell>
          <table:table-cell office:value-type="string">
            <text:p>Badr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Conte</text:p>
          </table:table-cell>
          <table:table-cell office:value-type="string">
            <text:p>Bian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edici</text:p>
          </table:table-cell>
          <table:table-cell office:value-type="string">
            <text:p>Ate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Balogun</text:p>
          </table:table-cell>
          <table:table-cell office:value-type="string">
            <text:p>Benjami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oncalves</text:p>
          </table:table-cell>
          <table:table-cell office:value-type="string">
            <text:p>Emily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ohammed</text:p>
          </table:table-cell>
          <table:table-cell office:value-type="string">
            <text:p>Atla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Idir</text:p>
          </table:table-cell>
          <table:table-cell office:value-type="string">
            <text:p>Najw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Galimberti</text:p>
          </table:table-cell>
          <table:table-cell office:value-type="string">
            <text:p>Leon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assi</text:p>
          </table:table-cell>
          <table:table-cell office:value-type="string">
            <text:p>Nathan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avani</text:p>
          </table:table-cell>
          <table:table-cell office:value-type="string">
            <text:p>Fabi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ibeiro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eni</text:p>
          </table:table-cell>
          <table:table-cell office:value-type="string">
            <text:p>Mohamm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haffari</text:p>
          </table:table-cell>
          <table:table-cell office:value-type="string">
            <text:p>Layth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Liuzzi</text:p>
          </table:table-cell>
          <table:table-cell office:value-type="string">
            <text:p>Giorg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Alessi</text:p>
          </table:table-cell>
          <table:table-cell office:value-type="string">
            <text:p>Enri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runo</text:p>
          </table:table-cell>
          <table:table-cell office:value-type="string">
            <text:p>Emm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kbulut</text:p>
          </table:table-cell>
          <table:table-cell office:value-type="string">
            <text:p>Ray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uzzi</text:p>
          </table:table-cell>
          <table:table-cell office:value-type="string">
            <text:p>Matti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cognamiglio</text:p>
          </table:table-cell>
          <table:table-cell office:value-type="string">
            <text:p>Matte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icheletti</text:p>
          </table:table-cell>
          <table:table-cell office:value-type="string">
            <text:p>Frances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De Luca</text:p>
          </table:table-cell>
          <table:table-cell office:value-type="string">
            <text:p>Cami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Ouazzani</text:p>
          </table:table-cell>
          <table:table-cell office:value-type="string">
            <text:p>Oma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rmani</text:p>
          </table:table-cell>
          <table:table-cell office:value-type="string">
            <text:p>Federi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Romano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string">
            <text:p>Giglio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Rashidi</text:p>
          </table:table-cell>
          <table:table-cell office:value-type="string">
            <text:p>Farah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Della Rovere</text:p>
          </table:table-cell>
          <table:table-cell office:value-type="string">
            <text:p>Came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ancini</text:p>
          </table:table-cell>
          <table:table-cell office:value-type="string">
            <text:p>E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Speziale</text:p>
          </table:table-cell>
          <table:table-cell office:value-type="string">
            <text:p>Giusepp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aran</text:p>
          </table:table-cell>
          <table:table-cell office:value-type="string">
            <text:p>Aym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Derri</text:p>
          </table:table-cell>
          <table:table-cell office:value-type="string">
            <text:p>Rani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Johnson</text:p>
          </table:table-cell>
          <table:table-cell office:value-type="string">
            <text:p>Gabriel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Kamba</text:p>
          </table:table-cell>
          <table:table-cell office:value-type="string">
            <text:p>Beatrix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Alizadeh</text:p>
          </table:table-cell>
          <table:table-cell office:value-type="string">
            <text:p>Zi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Olajumoke</text:p>
          </table:table-cell>
          <table:table-cell office:value-type="string">
            <text:p>Joh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ellini</text:p>
          </table:table-cell>
          <table:table-cell office:value-type="string">
            <text:p>Vio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Olufemi</text:p>
          </table:table-cell>
          <table:table-cell office:value-type="string">
            <text:p>George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Hatem</text:p>
          </table:table-cell>
          <table:table-cell office:value-type="string">
            <text:p>Zainab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Chukwuemeka</text:p>
          </table:table-cell>
          <table:table-cell office:value-type="string">
            <text:p>Lil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Kaflafa</text:p>
          </table:table-cell>
          <table:table-cell office:value-type="string">
            <text:p>Azee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</table:table-row>
      </table:table>
      <table:database-ranges>
        <table:database-range table:target-range-address="Foglio1.A1:Foglio1.D23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8">18/04/2024</text:date>, <text:time>16.15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8T16:15:49</dc:date>
    <dc:creator>Sara Cervai</dc:creator>
    <meta:generator>OpenOffice/4.1.2$Unix OpenOffice.org_project/412m3$Build-9782</meta:generator>
    <meta:editing-duration>PT20M21S</meta:editing-duration>
    <meta:editing-cycles>5</meta:editing-cycles>
    <meta:document-statistic meta:table-count="1" meta:cell-count="956" meta:object-count="0"/>
  </office:meta>
</office:document-meta>
</file>